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Info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FactoryBean.getConfigura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FactoryBean.setConfigurationInfo( Configuration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